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background-color="#99f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ta_interrupcion</text:p>
      <text:p text:style-name="Standard"><text:tab/><text:tab/><text:tab/>{</text:p>
      <text:p text:style-name="Standard"/>
      <text:p text:style-name="Standard"><text:tab/><text:tab/><text:tab/><text:tab/>bit_modificacion_hora = 1;</text:p>
      <text:p text:style-name="Standard"><text:tab/><text:tab/><text:tab/><text:tab/>puntero_modificion_hora ++;</text:p>
      <text:p text:style-name="Standard"><text:tab/><text:tab/><text:tab/><text:tab/></text:p>
      <text:p text:style-name="Standard"><text:tab/><text:tab/><text:tab/><text:tab/>}</text:p>
      <text:p text:style-name="Standard"/>
      <text:p text:style-name="Standard"/>
      <text:p text:style-name="Standard"/>
      <text:p text:style-name="Standard">main (void)</text:p>
      <text:p text:style-name="Standard"><text:tab/><text:tab/><text:tab/>{</text:p>
      <text:p text:style-name="Standard"><text:tab/><text:tab/><text:tab/><text:tab/>si bit_modificacion_hora ==1?</text:p>
      <text:p text:style-name="Standard"><text:tab/><text:tab/><text:tab/><text:tab/><text:tab/>{<text:tab/>entonces </text:p>
      <text:p text:style-name="Standard"><text:tab/><text:tab/><text:tab/><text:tab/><text:tab/><text:tab/><text:tab/><text:span text:style-name="T1">/realizar parpadero digito 1;</text:span></text:p>
      <text:p text:style-name="Standard"><text:tab/><text:tab/><text:tab/><text:tab/><text:tab/><text:tab/><text:tab/>display_1</text:p>
      <text:p text:style-name="Standard"><text:tab/><text:tab/><text:tab/></text:p>
      <text:p text:style-name="Standard"><text:tab/><text:tab/><text:tab/><text:tab/><text:tab/>}<text:tab/><text:tab/></text:p>
      <text:p text:style-name="Standard"/>
      <text:p text:style-name="Standard"><text:tab/><text:tab/><text:tab/>}</text:p>
      <text:p text:style-name="Standard"/>
      <text:p text:style-name="Standard">Display_1</text:p>
      <text:p text:style-name="Standard"><text:tab/><text:tab/><text:tab/>{</text:p>
      <text:p text:style-name="Standard"><text:tab/><text:tab/><text:tab/><text:tab/></text:p>
      <text:p text:style-name="Standard"><text:tab/><text:tab/><text:tab/>unsigned int j,i;</text:p>
      <text:p text:style-name="Standard"><text:tab/><text:tab/><text:tab/>PORTDbits.RD3=0;</text:p>
      <text:p text:style-name="Standard"><text:tab/><text:tab/><text:tab/>PORTC=aux1; <text:s text:c="11"/><text:tab/>//visualiza primer digito</text:p>
      <text:p text:style-name="Standard"><text:tab/><text:tab/><text:tab/>PORTDbits.RD0=1;</text:p>
      <text:p text:style-name="Standard"><text:tab/><text:tab/><text:tab/>DelayMs(1);</text:p>
      <text:p text:style-name="Standard"><text:tab/><text:tab/><text:tab/>PORTDbits.RD0=0;</text:p>
      <text:p text:style-name="Standard"><text:tab/><text:tab/><text:tab/>PORTC=aux2;<text:tab/><text:tab/><text:tab/>//visualiza segundo digito</text:p>
      <text:p text:style-name="Standard"/>
      <text:p text:style-name="Standard"><text:tab/><text:tab/><text:tab/>PORTDbits.RD1=1;</text:p>
      <text:p text:style-name="Standard"><text:tab/><text:tab/><text:tab/>DelayMs(2);</text:p>
      <text:p text:style-name="Standard"/>
      <text:p text:style-name="Standard"><text:tab/><text:tab/><text:tab/>PORTDbits.RD1=0;</text:p>
      <text:p text:style-name="Standard"><text:tab/><text:tab/><text:tab/>PORTC=aux3;<text:tab/><text:tab/><text:tab/>// visualiza tercer digito</text:p>
      <text:p text:style-name="Standard"><text:tab/><text:tab/><text:tab/>PORTDbits.RD2=1;</text:p>
      <text:p text:style-name="Standard"><text:tab/><text:tab/><text:tab/>DelayMs(2);</text:p>
      <text:p text:style-name="Standard"><text:tab/><text:tab/><text:tab/><text:tab/></text:p>
      <text:p text:style-name="Standard"><text:tab/><text:tab/><text:tab/>PORTDbits.RD2=0;</text:p>
      <text:p text:style-name="Standard"><text:tab/><text:tab/><text:tab/>PORTC=aux4;<text:tab/><text:tab/><text:tab/>// visualiza cuarto digito</text:p>
      <text:p text:style-name="Standard"><text:tab/><text:tab/><text:tab/>PORTDbits.RD3=1;</text:p>
      <text:p text:style-name="Standard"><text:tab/><text:tab/><text:tab/>DelayMs(2);</text:p>
      <text:p text:style-name="Standard"/>
      <text:p text:style-name="Standard"><text:tab/><text:tab/><text:tab/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gio Valdivia</meta:initial-creator>
    <meta:creation-date>2019-01-22T11:09:50.24</meta:creation-date>
    <dc:date>2019-01-23T11:53:49.39</dc:date>
    <dc:creator>Segio Valdivia</dc:creator>
    <meta:editing-duration>P1DT28M4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7" meta:word-count="59" meta:character-count="656"/>
  </office:meta>
</office:document-meta>
</file>